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HTML.indexDocs( File file , String index , boolean cre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HTML.indexDocs( File fil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dexHTML.main( String [ ] arg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dexHTML.Index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